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C0000013A24D71BA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solid" draw:fill="solid" draw:fill-color="#f0f0f0" draw:textarea-horizontal-align="justify" draw:textarea-vertical-align="middle" draw:auto-grow-height="false" fo:min-height="0cm"/>
    </style:style>
    <style:style style:name="gr3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316cm" fo:min-width="0.075cm"/>
    </style:style>
    <style:style style:name="gr4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062cm"/>
    </style:style>
    <style:style style:name="gr5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003cm"/>
    </style:style>
    <style:style style:name="gr6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dash" draw:stroke-dash="Ultrafine_20_Dashed" svg:stroke-color="#808080" draw:marker-end="Arrowheads_20_2" draw:marker-end-width="0.15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pitch="fixed" fo:font-size="6pt"/>
    </style:style>
    <style:style style:name="T3" style:family="text">
      <style:text-properties fo:font-family="'Courier New'" style:font-pitch="fixed" fo:font-size="10pt"/>
    </style:style>
    <style:style style:name="T4" style:family="text">
      <style:text-properties fo:font-family="'Courier New'" style:font-style-name="Regular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038cm" svg:height="1.898cm" svg:x="3.004cm" svg:y="1.15cm">
          <text:p text:style-name="P4"/>
        </draw:rect>
        <draw:custom-shape draw:style-name="gr2" draw:text-style-name="P3" draw:id="id4" draw:layer="layout" svg:width="2cm" svg:height="1.5cm" svg:x="0.236cm" svg:y="1.363cm">
          <text:p text:style-name="P2"><text:span text:style-name="T1"/></text:p>
          <text:p text:style-name="P2"><text:span text:style-name="T1">Speaker's</text:span></text:p>
          <text:p text:style-name="P2"><text:span text:style-name="T1">mind</text:span></text:p>
          <text:p text:style-name="P2"><text:span text:style-name="T2"/></text:p>
          <text:p text:style-name="P2"><text:span text:style-name="T3">S</text:span></text:p>
          <draw:enhanced-geometry svg:viewBox="0 0 21600 21600" draw:path-stretchpoint-x="10800" draw:path-stretchpoint-y="10800" draw:text-areas="?f3 ?f4 ?f5 ?f6" draw:type="round-rectangle" draw:modifiers="4544.527736131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3" draw:layer="layout" svg:width="2cm" svg:height="1.5cm" svg:x="3.234cm" svg:y="1.363cm">
          <text:p text:style-name="P2"><text:span text:style-name="T1">Vocal apparatus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" draw:layer="layout" svg:width="2cm" svg:height="1.5cm" svg:x="6.832cm" svg:y="1.363cm">
          <text:p text:style-name="P2"><text:span text:style-name="T1">Acoustic processor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0.214cm" svg:height="0.399cm" svg:x="9.294cm" svg:y="1.614cm">
          <draw:text-box>
            <text:p text:style-name="P4"><text:span text:style-name="T4">O</text:span></text:p>
          </draw:text-box>
        </draw:frame>
        <draw:frame draw:style-name="gr4" draw:text-style-name="P5" draw:layer="layout" svg:width="1.272cm" svg:height="0.399cm" svg:x="5.423cm" svg:y="1.614cm">
          <draw:text-box>
            <text:p text:style-name="P4"><text:span text:style-name="T4">speech</text:span></text:p>
          </draw:text-box>
        </draw:frame>
        <draw:frame draw:style-name="gr5" draw:text-style-name="P5" draw:layer="layout" svg:width="0.214cm" svg:height="0.399cm" svg:x="2.526cm" svg:y="1.614cm">
          <draw:text-box>
            <text:p text:style-name="P4"><text:span text:style-name="T4">W</text:span></text:p>
          </draw:text-box>
        </draw:frame>
        <draw:connector draw:style-name="gr6" draw:text-style-name="P1" draw:layer="layout" draw:type="curve" svg:x1="8.832cm" svg:y1="2.113cm" svg:x2="9.779cm" svg:y2="2.113cm" draw:start-shape="id1" draw:start-glue-point="1" draw:end-shape="id2" draw:end-glue-point="3">
          <text:p text:style-name="P4"/>
        </draw:connector>
        <draw:connector draw:style-name="gr6" draw:text-style-name="P1" draw:layer="layout" draw:type="curve" svg:x1="5.234cm" svg:y1="2.113cm" svg:x2="6.832cm" svg:y2="2.113cm" draw:start-shape="id3" draw:start-glue-point="1" draw:end-shape="id1" draw:end-glue-point="3">
          <text:p text:style-name="P4"/>
        </draw:connector>
        <draw:connector draw:style-name="gr6" draw:text-style-name="P1" draw:layer="layout" draw:type="curve" svg:x1="2.236cm" svg:y1="2.113cm" svg:x2="3.234cm" svg:y2="2.113cm" draw:start-shape="id4" draw:start-glue-point="1" draw:end-shape="id3" draw:end-glue-point="3">
          <text:p text:style-name="P4"/>
        </draw:connector>
        <draw:custom-shape draw:style-name="gr2" draw:text-style-name="P3" draw:id="id2" draw:layer="layout" svg:width="2cm" svg:height="1.5cm" svg:x="9.779cm" svg:y="1.363cm">
          <text:p text:style-name="P2"><text:span text:style-name="T1">Decoder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389cm" svg:height="0.399cm" svg:x="4.423cm" svg:y="3.115cm">
          <draw:text-box>
            <text:p text:style-name="P4"><text:span text:style-name="T4">acoustic channel</text:span></text:p>
          </draw:text-box>
        </draw:frame>
        <draw:frame draw:style-name="gr5" draw:text-style-name="P5" draw:layer="layout" svg:width="0.425cm" svg:height="0.399cm" svg:x="12.184cm" svg:y="1.615cm">
          <draw:text-box>
            <text:p text:style-name="P4"><text:span text:style-name="T4">W*</text:span></text:p>
          </draw:text-box>
        </draw:frame>
        <draw:connector draw:style-name="gr6" draw:text-style-name="P1" draw:layer="layout" draw:type="curve" svg:x1="11.779cm" svg:y1="2.113cm" svg:x2="12.764cm" svg:y2="2.114cm" draw:start-shape="id2" draw:start-glue-point="1">
          <text:p text:style-name="P4"/>
        </draw:connector>
        <draw:frame draw:style-name="gr4" draw:text-style-name="P5" draw:layer="layout" svg:width="1.484cm" svg:height="0.399cm" svg:x="2.123cm" svg:y="0.316cm">
          <draw:text-box>
            <text:p text:style-name="P4"><text:span text:style-name="T4">speaker</text:span></text:p>
          </draw:text-box>
        </draw:frame>
        <draw:frame draw:style-name="gr4" draw:text-style-name="P5" draw:layer="layout" svg:width="3.389cm" svg:height="0.797cm" svg:x="8.023cm" svg:y="0.117cm">
          <draw:text-box>
            <text:p text:style-name="P2"><text:span text:style-name="T4">automatic speech</text:span></text:p>
            <text:p text:style-name="P2"><text:span text:style-name="T4">understanding</text:span></text:p>
          </draw:text-box>
        </draw:frame>
        <draw:frame draw:style-name="gr5" draw:text-style-name="P5" draw:layer="layout" svg:width="0.425cm" svg:height="0.399cm" svg:x="12.185cm" svg:y="2.316cm">
          <draw:text-box>
            <text:p text:style-name="P4"><text:span text:style-name="T4">S*</text:span></text:p>
          </draw:text-box>
        </draw:frame>
        <draw:frame draw:style-name="gr7" draw:text-style-name="P1" draw:id="id5" draw:layer="layout" svg:width="2.03cm" svg:height="3.39cm" svg:x="8.763cm" svg:y="4.104cm">
          <draw:image xlink:href="Pictures/10000201000000BC0000013A24D71BA1.png" xlink:type="simple" xlink:show="embed" xlink:actuate="onLoad">
            <text:p text:style-name="P4"/>
          </draw:image>
        </draw:frame>
        <draw:connector draw:style-name="gr8" draw:text-style-name="P1" draw:layer="layout" draw:type="curve" svg:x1="9.778cm" svg:y1="4.104cm" svg:x2="7.832cm" svg:y2="2.863cm" draw:start-shape="id5" draw:start-glue-point="0" draw:end-shape="id1" draw:end-glue-point="2">
          <text:p text:style-name="P4"/>
        </draw:connector>
        <draw:connector draw:style-name="gr8" draw:text-style-name="P1" draw:layer="layout" draw:type="curve" svg:x1="9.778cm" svg:y1="4.104cm" svg:x2="10.779cm" svg:y2="2.863cm" draw:start-shape="id5" draw:start-glue-point="0" draw:end-shape="id2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4-06T11:52:55</meta:creation-date>
    <dc:creator>Filip Jurcicek</dc:creator>
    <dc:date>2008-05-20T16:42:35</dc:date>
    <dc:language>en-US</dc:language>
    <meta:editing-cycles>46</meta:editing-cycles>
    <meta:editing-duration>PT11H28M53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